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P1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198in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Helvetica" fo:font-size="12.75pt" fo:letter-spacing="normal" fo:font-style="normal" fo:font-weight="normal"/>
    </style:style>
    <style:style style:name="P5" style:family="paragraph" style:parent-style-name="Standard">
      <style:paragraph-properties style:line-height-at-least="0.198in"/>
      <style:text-properties style:font-name="Droid Sans Mono" fo:font-size="10.5pt"/>
    </style:style>
    <style:style style:name="P6" style:family="paragraph" style:parent-style-name="Standard">
      <style:text-properties style:font-name="Droid Sans Mono" fo:font-size="10.5pt" officeooo:rsid="0015fca0" officeooo:paragraph-rsid="0015fca0"/>
    </style:style>
    <style:style style:name="P7" style:family="paragraph" style:parent-style-name="Standard">
      <style:text-properties fo:color="#d4d4d4" style:font-name="Droid Sans Mono" fo:font-size="10.5pt" fo:font-weight="normal" fo:background-color="#1e1e1e"/>
    </style:style>
    <style:style style:name="P8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9" style:family="paragraph" style:parent-style-name="Standard">
      <style:paragraph-properties style:line-height-at-least="0.198in"/>
    </style:style>
    <style:style style:name="T1" style:family="text">
      <style:text-properties fo:font-variant="normal" fo:text-transform="none" style:font-name="Helvetica" fo:font-size="12.75pt" fo:letter-spacing="normal" fo:font-style="normal"/>
    </style:style>
    <style:style style:name="T2" style:family="text">
      <style:text-properties fo:font-variant="normal" fo:text-transform="none" style:font-name="Helvetica" fo:font-size="12.75pt" fo:letter-spacing="normal" fo:font-style="normal" fo:font-weight="normal"/>
    </style:style>
    <style:style style:name="T3" style:family="text">
      <style:text-properties fo:font-variant="normal" fo:text-transform="none" style:font-name="Helvetica" fo:font-size="12.75pt" fo:letter-spacing="normal" fo:font-style="normal" officeooo:rsid="000c95e4"/>
    </style:style>
    <style:style style:name="T4" style:family="text">
      <style:text-properties fo:font-variant="normal" fo:text-transform="none" style:font-name="Helvetica" fo:font-size="12.75pt" fo:letter-spacing="normal" fo:font-style="normal" officeooo:rsid="000e0b9d"/>
    </style:style>
    <style:style style:name="T5" style:family="text">
      <style:text-properties style:font-name="Helvetica" fo:font-size="12.75pt" fo:letter-spacing="normal" fo:font-weight="normal"/>
    </style:style>
    <style:style style:name="T6" style:family="text">
      <style:text-properties fo:color="#c586c0"/>
    </style:style>
    <style:style style:name="T7" style:family="text">
      <style:text-properties fo:color="#d4d4d4" style:font-name="Droid Sans Mono" fo:font-size="10.5pt" fo:font-weight="normal" fo:background-color="#1e1e1e" loext:char-shading-value="0"/>
    </style:style>
    <style:style style:name="T8" style:family="text">
      <style:text-properties fo:color="#d4d4d4" fo:font-weight="normal" fo:background-color="#1e1e1e" loext:char-shading-value="0"/>
    </style:style>
    <style:style style:name="T9" style:family="text">
      <style:text-properties fo:color="#dcdcaa"/>
    </style:style>
    <style:style style:name="T10" style:family="text">
      <style:text-properties fo:color="#dcdcaa" style:font-name="Droid Sans Mono" fo:font-size="10.5pt" fo:font-weight="normal" fo:background-color="#1e1e1e" loext:char-shading-value="0"/>
    </style:style>
    <style:style style:name="T11" style:family="text">
      <style:text-properties fo:color="#dcdcaa" fo:font-weight="normal" fo:background-color="#1e1e1e" loext:char-shading-value="0"/>
    </style:style>
    <style:style style:name="T12" style:family="text">
      <style:text-properties fo:color="#ce9178"/>
    </style:style>
    <style:style style:name="T13" style:family="text">
      <style:text-properties fo:color="#ce9178" style:font-name="Droid Sans Mono" fo:font-size="10.5pt" fo:font-weight="normal" fo:background-color="#1e1e1e" loext:char-shading-value="0"/>
    </style:style>
    <style:style style:name="T14" style:family="text">
      <style:text-properties fo:color="#ce9178" fo:font-weight="normal" fo:background-color="#1e1e1e" loext:char-shading-value="0"/>
    </style:style>
    <style:style style:name="T15" style:family="text">
      <style:text-properties fo:color="#569cd6"/>
    </style:style>
    <style:style style:name="T16" style:family="text">
      <style:text-properties fo:color="#569cd6" style:font-name="Droid Sans Mono" fo:font-size="10.5pt" fo:font-weight="normal" fo:background-color="#1e1e1e" loext:char-shading-value="0"/>
    </style:style>
    <style:style style:name="T17" style:family="text">
      <style:text-properties fo:color="#569cd6" fo:font-weight="normal" fo:background-color="#1e1e1e" loext:char-shading-value="0"/>
    </style:style>
    <style:style style:name="T18" style:family="text">
      <style:text-properties officeooo:rsid="000e9395"/>
    </style:style>
    <style:style style:name="T19" style:family="text">
      <style:text-properties fo:color="#4ec9b0"/>
    </style:style>
    <style:style style:name="T20" style:family="text">
      <style:text-properties fo:color="#4ec9b0" fo:font-weight="normal" fo:background-color="#1e1e1e" loext:char-shading-value="0"/>
    </style:style>
    <style:style style:name="T21" style:family="text">
      <style:text-properties officeooo:rsid="00140d3f" fo:background-color="transparent" loext:char-shading-value="0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146c9d" fo:background-color="transparent" loext:char-shading-value="0"/>
    </style:style>
    <style:style style:name="T24" style:family="text">
      <style:text-properties officeooo:rsid="0014d2e3" fo:background-color="transparent" loext:char-shading-value="0"/>
    </style:style>
    <style:style style:name="T25" style:family="text">
      <style:text-properties officeooo:rsid="0015fca0" fo:background-color="transparent" loext:char-shading-value="0"/>
    </style:style>
    <style:style style:name="T26" style:family="text">
      <style:text-properties officeooo:rsid="0017a1ff" fo:background-color="transparent" loext:char-shading-value="0"/>
    </style:style>
    <style:style style:name="T27" style:family="text">
      <style:text-properties officeooo:rsid="00197ed2" fo:background-color="transparent" loext:char-shading-value="0"/>
    </style:style>
    <style:style style:name="T28" style:family="text">
      <style:text-properties officeooo:rsid="00199e0a" fo:background-color="transparent" loext:char-shading-value="0"/>
    </style:style>
    <style:style style:name="T29" style:family="text">
      <style:text-properties fo:color="#b5cea8"/>
    </style:style>
    <style:style style:name="T30" style:family="text">
      <style:text-properties fo:color="#b5cea8" officeooo:rsid="00197ed2"/>
    </style:style>
    <style:style style:name="T31" style:family="text">
      <style:text-properties fo:color="#9cdcfe"/>
    </style:style>
    <style:style style:name="T32" style:family="text">
      <style:text-properties fo:color="#9cdcfe" fo:font-weight="normal" fo:background-color="#1e1e1e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trong_20_Emphasis"><text:span text:style-name="T3">1</text:span></text:span><text:span text:style-name="Strong_20_Emphasis"><text:span text:style-name="T1">. </text:span></text:span><text:span text:style-name="T2">Write a Python program to get the Python version you are using.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span text:style-name="T6">import</text:span> sys</text:p>
            <text:p text:style-name="P2"/>
            <text:p text:style-name="P1"><text:span text:style-name="T9">print</text:span>(<text:span text:style-name="T12">"Version: "</text:span>)</text:p>
            <text:p text:style-name="P1"><text:span text:style-name="T9">print</text:span>(sys.version)</text:p>
            <text:p text:style-name="P1"><text:span text:style-name="T9">print</text:span>(<text:span text:style-name="T12">"Version information: "</text:span>)</text:p>
            <text:p text:style-name="P2"><text:span text:style-name="T10">print</text:span><text:span text:style-name="T7">(sys.version_info)</text:span></text:p>
          </table:table-cell>
        </table:table-row>
      </table:table>
      <text:p text:style-name="P3"/>
      <text:p text:style-name="P3"><text:span text:style-name="Strong_20_Emphasis"><text:span text:style-name="T4">2</text:span></text:span><text:span text:style-name="Strong_20_Emphasis"><text:span text:style-name="T1">. </text:span></text:span><text:span text:style-name="T2">Write a Python program to display the current date and time.</text:span><text:line-break/><text:span text:style-name="Emphasis"><text:span text:style-name="T5">Sample Output :</text:span></text:span><text:line-break/><text:span text:style-name="T2">Current date and time :</text:span><text:line-break/><text:span text:style-name="T2">2014-07-05 14:34:14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"><text:span text:style-name="T6">import</text:span> datetime</text:p>
            <text:p text:style-name="P2"/>
            <text:p text:style-name="P1">now = datetime.datetime.now()</text:p>
            <text:p text:style-name="P2"><text:span text:style-name="T10">print</text:span><text:span text:style-name="T7">(now.strftime(</text:span><text:span text:style-name="T13">"</text:span><text:span text:style-name="T16">%d-</text:span><text:span text:style-name="T13">%m-%Y %H:%M:%S"</text:span><text:span text:style-name="T7">))</text:span></text:p>
          </table:table-cell>
        </table:table-row>
      </table:table>
      <text:p text:style-name="P4"/>
      <text:p text:style-name="P4"><text:span text:style-name="Strong_20_Emphasis"><text:span text:style-name="T18">3</text:span></text:span><text:span text:style-name="Strong_20_Emphasis">. </text:span>Write a Python program which accepts the radius of a circle from the user and compute the area.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7"><text:span text:style-name="T6">from</text:span> math <text:span text:style-name="T6">import</text:span> pi</text:p>
            <text:p text:style-name="P1">r = <text:span text:style-name="T19">float</text:span>(<text:span text:style-name="T9">input</text:span>(<text:span text:style-name="T12">"Input radius: "</text:span>))</text:p>
            <text:p text:style-name="P5"><text:span text:style-name="T11">print</text:span><text:span text:style-name="T8">(</text:span><text:span text:style-name="T14">"The area of the circle: </text:span><text:span text:style-name="T17">%s</text:span><text:span text:style-name="T14">"</text:span><text:span text:style-name="T8"> % </text:span><text:span text:style-name="T20">str</text:span><text:span text:style-name="T8">(r*r*pi))</text:span></text:p>
          </table:table-cell>
        </table:table-row>
      </table:table>
      <text:p text:style-name="P4"/>
      <text:p text:style-name="P4"><text:span text:style-name="Strong_20_Emphasis"><text:span text:style-name="T21">4</text:span></text:span><text:span text:style-name="Strong_20_Emphasis"><text:span text:style-name="T22">. </text:span></text:span><text:span text:style-name="T22">Write a Python program to accept a filename from the user and print the extension of that.<text:line-break/></text:span><text:span text:style-name="Emphasis"><text:span text:style-name="T22">Sample filename : </text:span></text:span><text:span text:style-name="T22">abc.java<text:line-break/></text:span><text:span text:style-name="Emphasis"><text:span text:style-name="T22">Output : </text:span></text:span><text:span text:style-name="T22">java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7">fileName = <text:span text:style-name="T9">input</text:span>()</text:p>
            <text:p text:style-name="P1">exName = fileName[fileName.index(<text:span text:style-name="T12">'.'</text:span>)+<text:span text:style-name="T29">1</text:span>:]</text:p>
            <text:p text:style-name="P5"><text:span text:style-name="T11">print</text:span><text:span text:style-name="T8">(exName) </text:span></text:p>
          </table:table-cell>
        </table:table-row>
      </table:table>
      <text:p text:style-name="P4"><text:span text:style-name="T22"/></text:p>
      <text:p text:style-name="P4"><text:span text:style-name="Strong_20_Emphasis"><text:span text:style-name="T23">5</text:span></text:span><text:span text:style-name="Strong_20_Emphasis"><text:span text:style-name="T22">. </text:span></text:span><text:span text:style-name="T22">Write a Python program to display the examination schedule. (extract the date from exam_st_date).<text:line-break/>exam_st_date = (11, 12, 2014)<text:line-break/>Sample Output : The examination will start from : 11 / 12 / 2014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7">exam_st_date = (<text:span text:style-name="T29">11</text:span>, <text:span text:style-name="T29">12</text:span>, <text:span text:style-name="T29">2014</text:span>)</text:p>
            <text:p text:style-name="P5"><text:span text:style-name="T11">print</text:span><text:span text:style-name="T8">(</text:span><text:span text:style-name="T14">"The examination will start from: </text:span><text:span text:style-name="T17">%d</text:span><text:span text:style-name="T14"> / </text:span><text:span text:style-name="T17">%d</text:span><text:span text:style-name="T14"> / </text:span><text:span text:style-name="T17">%d</text:span><text:span text:style-name="T14">"</text:span><text:span text:style-name="T8"> % exam_st_date)</text:span></text:p>
          </table:table-cell>
        </table:table-row>
      </table:table>
      <text:p text:style-name="P4"><text:span text:style-name="T22"/></text:p>
      <text:p text:style-name="P4"><text:span text:style-name="Strong_20_Emphasis"><text:span text:style-name="T24"/></text:span></text:p>
      <text:p text:style-name="P4"><text:span text:style-name="Strong_20_Emphasis"><text:span text:style-name="T24"/></text:span></text:p>
      <text:p text:style-name="P4"><text:span text:style-name="Strong_20_Emphasis"><text:span text:style-name="T24"/></text:span></text:p>
      <text:p text:style-name="P4"><text:span text:style-name="Strong_20_Emphasis"><text:span text:style-name="T24"/></text:span></text:p>
      <text:p text:style-name="P4"><text:span text:style-name="Strong_20_Emphasis"><text:span text:style-name="T24"/></text:span></text:p>
      <text:p text:style-name="P4"><text:span text:style-name="Strong_20_Emphasis"><text:span text:style-name="T24"/></text:span></text:p>
      <text:p text:style-name="P4"><text:soft-page-break/><text:span text:style-name="Strong_20_Emphasis"><text:span text:style-name="T24">6</text:span></text:span><text:span text:style-name="Strong_20_Emphasis"><text:span text:style-name="T22">. </text:span></text:span><text:span text:style-name="T22">Write a Python program that accepts an integer (n) and computes the value of n+nn+nnn.<text:line-break/></text:span><text:span text:style-name="Emphasis"><text:span text:style-name="T22">Sample value of n is </text:span></text:span><text:span text:style-name="T22">5</text:span><text:span text:style-name="Emphasis"><text:span text:style-name="T22"><text:line-break/>Expected Result : </text:span></text:span><text:span text:style-name="T22">615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7">n = <text:span text:style-name="T19">int</text:span>(<text:span text:style-name="T9">input</text:span>(<text:span text:style-name="T12">"Input n: "</text:span>))</text:p>
            <text:p text:style-name="P1">nn = <text:span text:style-name="T19">int</text:span>(<text:span text:style-name="T12">"</text:span><text:span text:style-name="T15">%d%d</text:span><text:span text:style-name="T12">"</text:span> %(n,n))</text:p>
            <text:p text:style-name="P1">nnn = <text:span text:style-name="T19">int</text:span>(<text:span text:style-name="T12">"</text:span><text:span text:style-name="T15">%d%d%d</text:span><text:span text:style-name="T12">"</text:span> %(n,n,n))</text:p>
            <text:p text:style-name="P2"/>
            <text:p text:style-name="P5"><text:span text:style-name="T11">print</text:span><text:span text:style-name="T8"> (n+nn+nnn)</text:span></text:p>
          </table:table-cell>
        </table:table-row>
      </table:table>
      <text:p text:style-name="P4"><text:span text:style-name="T22"/></text:p>
      <text:p text:style-name="P4"><text:span text:style-name="Strong_20_Emphasis"><text:span text:style-name="T25">7</text:span></text:span><text:span text:style-name="Strong_20_Emphasis"><text:span text:style-name="T22">. </text:span></text:span><text:span text:style-name="T22">Write a Python program to print the documents (syntax, description etc.) of Python built-in function(s).<text:line-break/></text:span><text:span text:style-name="Emphasis"><text:span text:style-name="T22">Sample function</text:span></text:span><text:span text:style-name="T22">: abs()</text:span><text:span text:style-name="Emphasis"><text:span text:style-name="T22"><text:line-break/>Expected Result</text:span></text:span><text:span text:style-name="T22">:<text:line-break/>Return the absolute value of the argument.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6"><text:span text:style-name="T11">print</text:span><text:span text:style-name="T8">(</text:span><text:span text:style-name="T11">abs</text:span><text:span text:style-name="T8">.</text:span><text:span text:style-name="T32">__doc__</text:span><text:span text:style-name="T8">)</text:span></text:p>
          </table:table-cell>
        </table:table-row>
      </table:table>
      <text:p text:style-name="P4"><text:span text:style-name="T22"/></text:p>
      <text:p text:style-name="P4"><text:span text:style-name="Strong_20_Emphasis"><text:span text:style-name="T26">8</text:span></text:span><text:span text:style-name="Strong_20_Emphasis"><text:span text:style-name="T22">. </text:span></text:span><text:span text:style-name="T22">Write a Python program to print the calendar of a given month and year.<text:line-break/></text:span><text:span text:style-name="Emphasis"><text:span text:style-name="T22">Note : </text:span></text:span><text:span text:style-name="T22">Use 'calendar' module.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7"><text:span text:style-name="T6">import</text:span> calendar</text:p>
            <text:p text:style-name="P2"/>
            <text:p text:style-name="P1">y = <text:span text:style-name="T19">int</text:span>(<text:span text:style-name="T9">input</text:span>(<text:span text:style-name="T12">"Input year: "</text:span>))</text:p>
            <text:p text:style-name="P1">m = <text:span text:style-name="T19">int</text:span>(<text:span text:style-name="T9">input</text:span>(<text:span text:style-name="T12">"Input month: "</text:span>))</text:p>
            <text:p text:style-name="P5"><text:span text:style-name="T11">print</text:span><text:span text:style-name="T8">(calendar.month(y, m))</text:span></text:p>
          </table:table-cell>
        </table:table-row>
      </table:table>
      <text:p text:style-name="P4"><text:span text:style-name="T22"/></text:p>
      <text:p text:style-name="P4"><text:span text:style-name="Strong_20_Emphasis"><text:span text:style-name="T27">9</text:span></text:span><text:span text:style-name="Strong_20_Emphasis"><text:span text:style-name="T22">. </text:span></text:span><text:span text:style-name="T22">Write a Python program to calculate number of days between two dates.<text:line-break/></text:span><text:span text:style-name="Emphasis"><text:span text:style-name="T22">Sample dates</text:span></text:span><text:span text:style-name="T22">: (</text:span><text:span text:style-name="T27">2001</text:span><text:span text:style-name="T22">, </text:span><text:span text:style-name="T27">4</text:span><text:span text:style-name="T22">, </text:span><text:span text:style-name="T27">15</text:span><text:span text:style-name="T22">), (20</text:span><text:span text:style-name="T27">01</text:span><text:span text:style-name="T22">, </text:span><text:span text:style-name="T27">4</text:span><text:span text:style-name="T22">, </text:span><text:span text:style-name="T27">20</text:span><text:span text:style-name="T22">)<text:line-break/></text:span><text:span text:style-name="Emphasis"><text:span text:style-name="T22">Expected output</text:span></text:span><text:span text:style-name="T22">: 9 days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7"><text:span text:style-name="T6">import</text:span> datetime</text:p>
            <text:p text:style-name="P2"/>
            <text:p text:style-name="P1">day1 = datetime.date(<text:span text:style-name="T29">200</text:span><text:span text:style-name="T30">1</text:span>, <text:span text:style-name="T29">4</text:span>, <text:span text:style-name="T29">15</text:span>)</text:p>
            <text:p text:style-name="P1">day2 = datetime.date(<text:span text:style-name="T29">200</text:span><text:span text:style-name="T30">1</text:span>, <text:span text:style-name="T29">4</text:span>, <text:span text:style-name="T29">20</text:span>)</text:p>
            <text:p text:style-name="P1">res = day2 - day1</text:p>
            <text:p text:style-name="P5"><text:span text:style-name="T11">print</text:span><text:span text:style-name="T8">(res.days)</text:span></text:p>
          </table:table-cell>
        </table:table-row>
      </table:table>
      <text:p text:style-name="P4"><text:span text:style-name="T22"/></text:p>
      <text:p text:style-name="P4"><text:span text:style-name="Strong_20_Emphasis"><text:span text:style-name="T28">10</text:span></text:span><text:span text:style-name="Strong_20_Emphasis"><text:span text:style-name="T22">. </text:span></text:span><text:span text:style-name="T22">Write a Python program to add two objects if both objects are an integer type.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7"><text:span text:style-name="T15">def</text:span> <text:span text:style-name="T9">sum2Object</text:span>(<text:span text:style-name="T31">a</text:span>, <text:span text:style-name="T31">b</text:span>):</text:p>
            <text:p text:style-name="P1"><text:span text:style-name="T6"><text:s text:c="4"/>if</text:span> (<text:span text:style-name="T9">isinstance</text:span>(a, <text:span text:style-name="T19">int</text:span>) <text:span text:style-name="T15">and</text:span> <text:span text:style-name="T9">isinstance</text:span>(b, <text:span text:style-name="T19">int</text:span>)):</text:p>
            <text:p text:style-name="P1"><text:span text:style-name="T6"><text:s text:c="8"/>return</text:span> a + b</text:p>
            <text:p text:style-name="P1"><text:span text:style-name="T6"><text:s text:c="4"/>raise</text:span> <text:span text:style-name="T19">TypeError</text:span>(<text:span text:style-name="T12">"a and b must be integers."</text:span>)</text:p>
            <text:p text:style-name="P2"/>
            <text:p text:style-name="P1">a = <text:span text:style-name="T9">input</text:span>()</text:p>
            <text:p text:style-name="P1">b = <text:span text:style-name="T9">input</text:span>()</text:p>
            <text:p text:style-name="P5"><text:span text:style-name="T11">print</text:span><text:span text:style-name="T8">(sum2Object(a, b))</text:span></text:p>
          </table:table-cell>
        </table:table-row>
      </table:table>
      <text:p text:style-name="P4"><text:span text:style-name="T22"/></text:p>
      <text:p text:style-name="P4"><text:soft-page-break/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7T14:37:12.032308044</meta:creation-date>
    <meta:editing-duration>PT1H6M50S</meta:editing-duration>
    <meta:editing-cycles>9</meta:editing-cycles>
    <meta:generator>LibreOffice/6.0.7.3$Linux_X86_64 LibreOffice_project/00m0$Build-3</meta:generator>
    <dc:date>2020-08-17T21:34:11.901107830</dc:date>
    <meta:document-statistic meta:table-count="10" meta:image-count="0" meta:object-count="0" meta:page-count="3" meta:paragraph-count="47" meta:word-count="361" meta:character-count="2234" meta:non-whitespace-character-count="1903"/>
  </office:meta>
</office:document-meta>
</file>